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258217E47D0.png"/>
  <manifest:file-entry manifest:media-type="image/png" manifest:full-path="Pictures/10000000000003200000025857AC7A97.png"/>
  <manifest:file-entry manifest:media-type="image/png" manifest:full-path="Pictures/10000000000003200000025809C7EF31.png"/>
  <manifest:file-entry manifest:media-type="image/png" manifest:full-path="Pictures/10000000000003200000025830674EDA.png"/>
  <manifest:file-entry manifest:media-type="image/png" manifest:full-path="Pictures/100000000000032000000258386DF587.png"/>
  <manifest:file-entry manifest:media-type="image/png" manifest:full-path="Pictures/100000000000032000000258AE45E8AA.png"/>
  <manifest:file-entry manifest:media-type="image/jpeg" manifest:full-path="Pictures/1000000000000780000004388B15872B.jpg"/>
  <manifest:file-entry manifest:media-type="image/png" manifest:full-path="Pictures/100000000000032000000258F6AEE96B.png"/>
  <manifest:file-entry manifest:media-type="image/png" manifest:full-path="Pictures/100000000000032000000258CE27E50E.png"/>
  <manifest:file-entry manifest:media-type="image/png" manifest:full-path="Pictures/100000000000032000000258BA875082.png"/>
  <manifest:file-entry manifest:media-type="image/png" manifest:full-path="Pictures/100000000000032000000258F6B218C8.png"/>
  <manifest:file-entry manifest:media-type="image/png" manifest:full-path="Pictures/1000000000000320000002582C51995A.png"/>
  <manifest:file-entry manifest:media-type="image/png" manifest:full-path="Pictures/100000000000032000000258EC0B43F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06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1.886cm"/>
    </style:style>
    <style:style style:name="pr5" style:family="presentation" style:parent-style-name="Default-outline1">
      <style:graphic-properties fo:min-height="11.886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draw:auto-grow-height="true" fo:min-height="13.859cm"/>
    </style:style>
    <style:style style:name="P1" style:family="paragraph">
      <style:paragraph-properties fo:text-align="start"/>
      <style:text-properties fo:font-size="24pt"/>
    </style:style>
    <style:style style:name="P2" style:family="paragraph">
      <style:text-properties fo:font-size="24pt"/>
    </style:style>
    <style:style style:name="P3" style:family="paragraph">
      <style:paragraph-properties fo:text-align="start"/>
      <style:text-properties fo:font-family="Marlett" style:font-pitch="variable" style:font-charset="x-symbol" fo:font-size="24pt"/>
    </style:style>
    <style:style style:name="P4" style:family="paragraph"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3" draw:layer="layout" svg:width="16.999cm" svg:height="17.062cm" svg:x="1.401cm" svg:y="2.338cm" presentation:class="subtitle" presentation:user-transformed="true">
          <draw:text-box>
            <text:p text:style-name="P1">An Android Application for Building and Checking Proofs using First Order Logic</text:p>
            <text:p text:style-name="P2"/>
            <text:p text:style-name="P2"/>
            <text:p text:style-name="P1">By Rhys Davis, 201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ic Proof Builder</text:p>
          </draw:text-box>
        </draw:frame>
        <draw:frame presentation:style-name="pr4" draw:text-style-name="P2" draw:layer="layout" svg:width="25.199cm" svg:height="11.886cm" svg:x="1.4cm" svg:y="6.014cm" presentation:class="subtitle" presentation:user-transformed="true">
          <draw:text-box>
            <text:list text:style-name="L1">
              <text:list-item>
                <text:p text:style-name="P2">Introduction</text:p>
              </text:list-item>
              <text:list-item>
                <text:p text:style-name="P2">Why android?</text:p>
              </text:list-item>
              <text:list-item>
                <text:p text:style-name="P2">Implementation</text:p>
              </text:list-item>
              <text:list-item>
                <text:p text:style-name="P2">Testing</text:p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5.199cm" svg:height="11.886cm" svg:x="1.4cm" svg:y="6.0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780000004388B15872B.jpg" xlink:type="simple" xlink:show="embed" xlink:actuate="onLoad"/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titledown" xlink:href="Pictures/100000000000032000000258217E47D0.png" xlink:type="simple" xlink:show="embed" xlink:actuate="onLoad"/>
    <draw:fill-image draw:name="forest" xlink:href="Pictures/10000000000003200000025830674EDA.png" xlink:type="simple" xlink:show="embed" xlink:actuate="onLoad"/>
    <draw:fill-image draw:name="greenlines" xlink:href="Pictures/1000000000000320000002582C51995A.png" xlink:type="simple" xlink:show="embed" xlink:actuate="onLoad"/>
    <draw:fill-image draw:name="numbers3" xlink:href="Pictures/100000000000032000000258F6AEE96B.png" xlink:type="simple" xlink:show="embed" xlink:actuate="onLoad"/>
    <draw:fill-image draw:name="typo3" xlink:href="Pictures/100000000000032000000258F6B218C8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333366" draw:fill-image-name="Bitmape_20_1" draw:fill-image-width="1cm" draw:fill-image-height="1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color="#333366" draw:fill-image-name="Bitmape_20_1" draw:fill-image-width="1cm" draw:fill-image-height="1cm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333366" draw:fill-image-name="Bitmape_20_1" draw:fill-image-width="1cm" draw:fill-image-height="1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2T17:56:40.51</meta:creation-date>
    <dc:date>2013-02-24T01:54:39.79</dc:date>
    <meta:editing-duration>PT19H1M18S</meta:editing-duration>
    <meta:editing-cycles>2</meta:editing-cycles>
    <meta:generator>OpenOffice.org/3.4.1$Win32 OpenOffice.org_project/341m1$Build-9593</meta:generator>
    <meta:document-statistic meta:object-count="55"/>
  </office:meta>
</office:document-meta>
</file>